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35cm" svg:stroke-color="#000000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35%"/>
    </style:style>
    <style:style style:name="gr2" style:family="graphic" style:parent-style-name="standard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595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2.349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2.408cm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93cm" fo:min-width="7.176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93cm" fo:min-width="4.656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93cm" fo:min-width="7.021cm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593cm" fo:min-width="5.126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svg:stroke-width="0.053cm" draw:marker-start-width="0.279cm" draw:marker-end="" draw:marker-end-width="0.279cm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25cm" draw:marker-end="Line_20_Arrow" draw:marker-end-width="0.178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dash" draw:stroke-dash="Ultrafine_20_Dashed" svg:stroke-width="0.025cm" svg:stroke-color="#000000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line-height="100%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margin-left="0cm" fo:margin-right="0cm" fo:line-height="100%" fo:text-indent="0cm"/>
      <style:text-properties fo:color="#000000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text-properties fo:font-family="'Helvetica LT Std'" fo:font-size="16pt" style:font-size-asian="16pt" style:font-size-complex="16pt"/>
    </style:style>
    <style:style style:name="T1" style:family="text">
      <style:text-properties fo:color="#000000" fo:font-family="'Helvetica LT Std Bold'" style:font-pitch="variable" fo:font-size="13pt" fo:language="en" fo:country="US" style:font-family-asian="'Helvetica LT Std Bold'" style:font-pitch-asian="variable" style:font-size-asian="13pt" style:font-family-complex="'Helvetica LT Std Bold'" style:font-pitch-complex="variable" style:font-size-complex="13pt"/>
    </style:style>
    <style:style style:name="T2" style:family="text">
      <style:text-properties fo:color="#000000" fo:font-family="'Courier New'" style:font-pitch="variable" fo:font-size="13pt" fo:language="en" fo:country="US" style:font-family-asian="'Courier New'" style:font-pitch-asian="variable" style:font-size-asian="13pt" style:font-family-complex="'Courier New'" style:font-pitch-complex="variable" style:font-size-complex="13pt"/>
    </style:style>
    <style:style style:name="T3" style:family="text">
      <style:text-properties fo:color="#000000" fo:font-family="Wingdings" style:font-pitch="variable" style:font-charset="x-symbol" fo:font-size="13pt" fo:language="en" fo:country="US" style:font-family-asian="'Courier New'" style:font-pitch-asian="variable" style:font-size-asian="13pt" style:font-family-complex="'Courier New'" style:font-pitch-complex="variable" style:font-size-complex="13pt"/>
    </style:style>
    <style:style style:name="T4" style:family="text">
      <style:text-properties fo:color="#000000" fo:font-family="'Helvetica LT Std Light'" style:font-pitch="variable" fo:font-size="16pt" fo:font-weight="bold" style:font-family-asian="'Helvetica LT Std Light'" style:font-pitch-asian="variable" style:font-size-asian="16pt" style:font-weight-asian="bold" style:font-family-complex="'Helvetica LT Std Light'" style:font-pitch-complex="variable" style:font-size-complex="16pt" style:font-weight-complex="bold"/>
    </style:style>
    <style:style style:name="T5" style:family="text">
      <style:text-properties fo:color="#000000" fo:font-family="'Courier New'" style:font-pitch="variable" fo:font-size="16pt" fo:language="en" fo:country="US" style:font-family-asian="'Courier New'" style:font-pitch-asian="variable" style:font-size-asian="16pt" style:font-family-complex="'Courier New'" style:font-pitch-complex="variable" style:font-size-complex="16pt"/>
    </style:style>
    <style:style style:name="T6" style:family="text">
      <style:text-properties fo:color="#000000" fo:font-family="Wingdings" style:font-pitch="variable" style:font-charset="x-symbol" fo:font-size="16pt" fo:language="en" fo:country="US" style:font-family-asian="'Courier New'" style:font-pitch-asian="variable" style:font-size-asian="16pt" style:font-family-complex="'Courier New'" style:font-pitch-complex="variable" style:font-size-complex="16pt"/>
    </style:style>
    <style:style style:name="T7" style:family="text">
      <style:text-properties fo:color="#000000" fo:font-family="'Courier New'" style:font-pitch="variable" fo:font-size="16pt" style:font-family-asian="'Courier New'" style:font-pitch-asian="variable" style:font-size-asian="16pt" style:font-family-complex="'Courier New'" style:font-pitch-complex="variable" style:font-size-complex="16pt"/>
    </style:style>
    <style:style style:name="T8" style:family="text">
      <style:text-properties fo:font-family="'Helvetica LT Std'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Bold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Courier New'" style:font-family-generic="modern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AutoShape 3" draw:style-name="gr1" draw:text-style-name="P1" draw:layer="layout" svg:width="7.63cm" svg:height="8.414cm" svg:x="18.538cm" svg:y="1.343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1" draw:text-style-name="P1" draw:layer="layout" svg:width="7.396cm" svg:height="8.409cm" svg:x="6.883cm" svg:y="1.339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5" draw:style-name="gr2" draw:text-style-name="P3" draw:layer="layout" svg:width="6.193cm" svg:height="2.855cm" svg:x="0.251cm" svg:y="3.521cm">
          <text:p text:style-name="P2"><text:span text:style-name="T1">Listing 2:</text:span></text:p>
          <text:p text:style-name="P2"><text:span text:style-name="T2">LOAD <text:s/>R1 <text:s/></text:span><text:span text:style-name="T3"></text:span><text:span text:style-name="T2"> balance</text:span><text:span text:style-name="T2"><text:line-break/></text:span><text:span text:style-name="T2">ADD <text:s text:c="2"/>sum </text:span><text:span text:style-name="T3"></text:span><text:span text:style-name="T2"> R1</text:span><text:span text:style-name="T2"><text:line-break/></text:span><text:span text:style-name="T2">STORE R1 <text:s/></text:span><text:span text:style-name="T3"></text:span><text:span text:style-name="T2"> balance</text:span></text:p>
          <draw:enhanced-geometry svg:viewBox="0 0 21600 21600" draw:type="rectangle" draw:enhanced-path="M 0 0 L 21600 0 21600 21600 0 21600 0 0 Z N"/>
        </draw:custom-shape>
        <draw:custom-shape draw:name="TextBox 6" draw:style-name="gr3" draw:text-style-name="P5" draw:layer="layout" svg:width="2.987cm" svg:height="0.937cm" svg:x="9.172cm" svg:y="1.493cm">
          <text:p text:style-name="P4"><text:span text:style-name="T4">Thread 1</text:span></text:p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2.987cm" svg:height="0.937cm" svg:x="20.878cm" svg:y="1.497cm">
          <text:p text:style-name="P4"><text:span text:style-name="T4">Thread 2</text:span></text:p>
          <draw:enhanced-geometry svg:viewBox="0 0 21600 21600" draw:type="mso-spt202" draw:enhanced-path="M 0 0 L 21600 0 21600 21600 0 21600 0 0 Z N"/>
        </draw:custom-shape>
        <draw:custom-shape draw:name="Rectangle 10" draw:style-name="gr5" draw:text-style-name="P6" draw:layer="layout" svg:width="7.676cm" svg:height="0.937cm" svg:x="19cm" svg:y="5.148cm">
          <text:p text:style-name="P4"><text:span text:style-name="T5">LOAD <text:s/>R1 <text:s/></text:span><text:span text:style-name="T6"></text:span><text:span text:style-name="T5"> balance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6" draw:layer="layout" svg:width="7.501cm" svg:height="1.613cm" svg:x="19.007cm" svg:y="5.805cm">
          <text:p text:style-name="P4"><text:span text:style-name="T5">ADD <text:s text:c="2"/>sum </text:span><text:span text:style-name="T6"></text:span><text:span text:style-name="T5"> R1</text:span><text:span text:style-name="T5"><text:line-break/></text:span><text:span text:style-name="T5">STORE R1 <text:s/></text:span><text:span text:style-name="T6"></text:span><text:span text:style-name="T5"> balance</text:span></text:p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6" draw:layer="layout" svg:width="7.265cm" svg:height="1.613cm" svg:x="7.301cm" svg:y="7.869cm">
          <text:p text:style-name="P4"><text:span text:style-name="T5">ADD <text:s text:c="2"/>sum </text:span><text:span text:style-name="T6"></text:span><text:span text:style-name="T5"> R1</text:span><text:span text:style-name="T5"><text:line-break/></text:span><text:span text:style-name="T5">STORE R1 <text:s/></text:span><text:span text:style-name="T6"></text:span><text:span text:style-name="T5"> balance</text:span></text:p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6" draw:layer="layout" svg:width="5.156cm" svg:height="0.937cm" svg:x="6.883cm" svg:y="2.456cm">
          <text:p text:style-name="P4"><text:span text:style-name="T7">deposit($50) </text:span></text:p>
          <draw:enhanced-geometry svg:viewBox="0 0 21600 21600" draw:type="rectangle" draw:enhanced-path="M 0 0 L 21600 0 21600 21600 0 21600 0 0 Z N"/>
        </draw:custom-shape>
        <draw:custom-shape draw:name="Rectangle 15" draw:style-name="gr9" draw:text-style-name="P6" draw:layer="layout" svg:width="7.521cm" svg:height="0.937cm" svg:x="6.901cm" svg:y="3.174cm">
          <text:p text:style-name="P4"><text:span text:style-name="T5">LOAD <text:s/>R1 <text:s/></text:span><text:span text:style-name="T6"></text:span><text:span text:style-name="T5"> balance</text:span></text:p>
          <draw:enhanced-geometry svg:viewBox="0 0 21600 21600" draw:type="rectangle" draw:enhanced-path="M 0 0 L 21600 0 21600 21600 0 21600 0 0 Z N"/>
        </draw:custom-shape>
        <draw:custom-shape draw:name="Rectangle 19" draw:style-name="gr10" draw:text-style-name="P6" draw:layer="layout" svg:width="5.626cm" svg:height="0.937cm" svg:x="18.56cm" svg:y="4.461cm">
          <text:p text:style-name="P4"><text:span text:style-name="T7">deposit($100) </text:span></text:p>
          <draw:enhanced-geometry svg:viewBox="0 0 21600 21600" draw:type="rectangle" draw:enhanced-path="M 0 0 L 21600 0 21600 21600 0 21600 0 0 Z N"/>
        </draw:custom-shape>
        <draw:path draw:style-name="gr11" draw:text-style-name="P7" draw:layer="layout" svg:width="9.091cm" svg:height="0.587cm" svg:x="10.654cm" svg:y="4.053cm" svg:viewBox="0 0 9092 588" svg:d="m0 0 244 264zm264-244-264 244zm264-244 244 264zm264-244-264 244zm264-244 244 264zm256-244-264 244zm272-243 244 264zm264-244-264 244zm264-244 244 264zm264-244-264 244zm264-244 244 264zm257-244-265 244zm273-244 243 264zm264-243-264 243zm264-243 244 263zm265-243-265 243zm265-243 243 264zm256-244-264 243zm272-243 244 264zm264-244-264 244zm264-244 245 264zm264-243-264 243zm264-243 243 263zm256-244-264 244zm272-243 245 264zm264-244-264 244zm264-244 243 264zm264-244-264 244zm264-244 244 264zm257-244-265 244zm273-244 244 264zm264-243-264 243zm264-243 243 264zm265-244-265 244zm265-244 135 160zm2 14 318 13z">
          <text:p/>
        </draw:path>
        <draw:path draw:style-name="gr11" draw:text-style-name="P7" draw:layer="layout" svg:width="9.094cm" svg:height="0.546cm" svg:x="10.645cm" svg:y="7.375cm" svg:viewBox="0 0 9095 547" svg:d="m9095 0-245 263zm-263-245 263 245zm-263-245-246 262zm-263-245 263 245zm-263-245-245 263zm-255-245 263 245zm-271-245-245 263zm-263-245 263 245zm-263-245-245 263zm-263-245 263 245zm-263-245-245 262zm-256-245 264 245zm-272-245-245 263zm-262-245 262 245zm-262-245-245 263zm-264-245 264 245zm-264-245-245 263zm-255-246 263 245zm-271-244-245 262zm-262-245 262 245zm-262-245-246 263zm-263-245 263 245zm-263-245-245 263zm-255-245 263 245zm-271-245-246 263zm-262-245 262 245zm-262-245-245 262zm-263-245 263 245zm-263-245-245 263zm-256-245 264 245zm-272-245-245 263zm-262-245 262 245zm-262-245-245 263zm-264-245 264 245zm-264-245-136 159zm-2 15-318 11z">
          <text:p/>
        </draw:path>
        <draw:line draw:style-name="gr12" draw:text-style-name="P7" draw:layer="layout" svg:x1="19.563cm" svg:y1="4.576cm" svg:x2="19.97cm" svg:y2="4.588cm">
          <text:p/>
        </draw:line>
        <draw:line draw:style-name="gr12" draw:text-style-name="P7" draw:layer="layout" svg:x1="10.835cm" svg:y1="7.755cm" svg:x2="10.411cm" svg:y2="7.775cm">
          <text:p/>
        </draw:line>
        <draw:line draw:style-name="gr13" draw:text-style-name="P7" draw:layer="layout" svg:x1="17.074cm" svg:y1="0.938cm" svg:x2="16.069cm" svg:y2="4.086cm">
          <text:p/>
        </draw:line>
        <draw:frame draw:style-name="gr14" draw:text-style-name="P8" draw:layer="layout" svg:width="6.262cm" svg:height="0.923cm" svg:x="14.193cm" svg:y="0.101cm">
          <draw:text-box>
            <text:p><text:span text:style-name="T8">Interrupt, thread switch</text:span></text:p>
          </draw:text-box>
        </draw:frame>
        <draw:line draw:style-name="gr13" draw:text-style-name="P7" draw:layer="layout" svg:x1="17.275cm" svg:y1="0.938cm" svg:x2="16.771cm" svg:y2="7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6.6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1-24T14:04:25</meta:creation-date>
    <dc:date>2015-06-11T14:54:34</dc:date>
    <meta:editing-duration>PT00H12M23S</meta:editing-duration>
    <meta:editing-cycles>3</meta:editing-cycles>
    <meta:generator>NeoOffice/3.4.1$Unix OpenOffice.org_project/Patch 15</meta:generator>
    <meta:document-statistic meta:object-count="18"/>
  </office:meta>
</office:document-meta>
</file>